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Chapitre0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Bibliothèque Livre Programmation en python pour les mathématiques/ModuleChapitre01.py" manifest:media-type=""/>
  <manifest:file-entry manifest:full-path="Scripts/python/Bibliothèque Livre Programmation en python pour les mathématiques/" manifest:media-type="application/binary"/>
  <manifest:file-entry manifest:full-path="Scripts/python/ModulePython.py" manifest:media-type=""/>
  <manifest:file-entry manifest:full-path="Scripts/python/" manifest:media-type="application/binary"/>
  <manifest:file-entry manifest:full-path="Scripts/" manifest:media-type="application/binary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6.91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36">
      <style:table-cell-properties fo:padding="0.071cm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iviProgress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testFonction" table:style-name="ta1">
        <office:forms form:automatic-focus="false" form:apply-design-mode="true">
          <form:form form:name="Livre Programmation et Algorithmique en Basic pour Calc" form:apply-filter="true" form:command-type="query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Standard.ModuleChapitre01.Main?language=Basic&amp;location=document" xlink:type="simple"/>
            </office:event-listeners>
            <form:button form:name="BoutonMacro SubMain" form:control-implementation="ooo:com.sun.star.form.component.CommandButton" xml:id="control1" form:id="control1" form:label="Lancer Sub Main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Chapitre01.Main?language=Basic&amp;location=document" xlink:type="simple"/>
              </office:event-listeners>
            </form:button>
            <form:button form:name="BoutonMacro pratiquer_chapitre01" form:control-implementation="ooo:com.sun.star.form.component.CommandButton" xml:id="control2" form:id="control2" form:label="Lancer Sub pratiquer_chapitre01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Chapitre01.pratiquer_chapitre01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0.2cm" svg:height="0.47cm" svg:x="15.804cm" svg:y="6.32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name="Bouton LancerPratiquerChapitre01" draw:text-style-name="P2" svg:width="6.719cm" svg:height="2.258cm" svg:x="18.145cm" svg:y="0.478cm" draw:control="control2"/>
        </table:shapes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résultat</text:p>
          </table:table-cell>
          <table:table-cell office:value-type="string" calcext:value-type="string">
            <text:p>note renvoyée par la fo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PremEnt</text:p>
          </table:table-cell>
          <table:table-cell table:formula="of:=SOMPREMENT(3)" office:value-type="float" office:value="6" calcext:value-type="float">
            <text:p>6</text:p>
          </table:table-cell>
          <table:table-cell table:number-columns-repeated="3"/>
          <table:table-cell>
            <draw:control draw:z-index="1" draw:text-style-name="P2" svg:width="4.46cm" svg:height="1.805cm" svg:x="0.033cm" svg:y="0.111cm" draw:control="control1"/>
          </table:table-cell>
        </table:table-row>
        <table:table-row table:style-name="ro1">
          <table:table-cell/>
          <table:table-cell table:formula="of:=SOMPREMENT(7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formula="of:=SOMPREMENT(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meEnt</text:p>
          </table:table-cell>
          <table:table-cell table:formula="of:=SOMMEENT(3; 7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3+4+5+6+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Triangle</text:p>
          </table:table-cell>
          <table:table-cell table:formula="of:=AIRETRIANGLE(3;7;7)" office:value-type="float" office:value="10.256095748383" calcext:value-type="float">
            <text:p>10,256095748383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breSolutions</text:p>
          </table:table-cell>
          <table:table-cell table:formula="of:=NBRESOLUTIONS(3;7;4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breSolutions1</text:p>
          </table:table-cell>
          <table:table-cell table:formula="of:=NBRESOLUTIONS1(7;4)" office:value-type="float" office:value="1" calcext:value-type="float">
            <text:p>1</text:p>
          </table:table-cell>
          <table:table-cell table:number-columns-repeated="4"/>
        </table:table-row>
      </table:table>
      <table:table table:name="exos" table:style-name="ta1">
        <table:table-column table:style-name="co1" table:default-cell-style-name="Default"/>
        <table:table-row table:style-name="ro1">
          <table:table-cell/>
        </table:table-row>
      </table:table>
      <table:table table:name="exo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NonLivre" table:style-name="ta1">
        <table:table-column table:style-name="co1" table:default-cell-style-name="Default"/>
        <table:table-row table:style-name="ro1">
          <table:table-cell/>
        </table:table-row>
      </table:table>
      <table:table table:name="BaseDonnées" table:style-name="ta1">
        <table:table-column table:style-name="co3" table:default-cell-style-name="Default"/>
        <table:table-column table:style-name="co1" table:number-columns-repeated="9" table:default-cell-style-name="ce1"/>
        <table:table-row table:style-name="ro1">
          <table:table-cell office:value-type="string" calcext:value-type="string">
            <text:p>Base de données Activités journalièr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source affective</text:p>
          </table:table-cell>
          <table:table-cell office:value-type="string" calcext:value-type="string">
            <text:p>playliste source</text:p>
          </table:table-cell>
          <table:table-cell office:value-type="string" calcext:value-type="string">
            <text:p>réussi</text:p>
          </table:table-cell>
          <table:table-cell office:value-type="string" calcext:value-type="string">
            <text:p>confort activité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urée min</text:p>
          </table:table-cell>
        </table:table-row>
        <table:table-row table:style-name="ro1">
          <table:table-cell/>
          <table:table-cell table:style-name="ce2" office:value-type="date" office:date-value="2021-02-19" calcext:value-type="date">
            <text:p>19/02/2021</text:p>
          </table:table-cell>
          <table:table-cell office:value-type="string" calcext:value-type="string">
            <text:p>08h00</text:p>
          </table:table-cell>
          <table:table-cell office:value-type="string" calcext:value-type="string">
            <text:p>réveil</text:p>
          </table:table-cell>
          <table:table-cell office:value-type="string" calcext:value-type="string">
            <text:p>megan et jacquelyn</text:p>
          </table:table-cell>
          <table:table-cell office:value-type="string" calcext:value-type="string">
            <text:p>youtube megan et jacquelyn collaboration</text:p>
          </table:table-cell>
          <table:table-cell office:value-type="string" calcext:value-type="string">
            <text:p>ou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chine à laver, nettoyage fes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h20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rey et ben</text:p>
          </table:table-cell>
          <table:table-cell office:value-type="string" calcext:value-type="string">
            <text:p>youtube rey et ben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h00</text:p>
          </table:table-cell>
          <table:table-cell office:value-type="string" calcext:value-type="string">
            <text:p>petit-déjeuner</text:p>
          </table:table-cell>
          <table:table-cell office:value-type="string" calcext:value-type="string">
            <text:p>kohaku et senku</text:p>
          </table:table-cell>
          <table:table-cell office:value-type="string" calcext:value-type="string">
            <text:p>youtube kohaku et senku et affectif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isel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h40</text:p>
          </table:table-cell>
          <table:table-cell office:value-type="string" calcext:value-type="string">
            <text:p>lavage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groove playliste hp générale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h50</text:p>
          </table:table-cell>
          <table:table-cell office:value-type="string" calcext:value-type="string">
            <text:p>douche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groove playliste hp générale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h20</text:p>
          </table:table-cell>
          <table:table-cell office:value-type="string" calcext:value-type="string">
            <text:p>habillement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groove playliste hp générale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h00</text:p>
          </table:table-cell>
          <table:table-cell office:value-type="string" calcext:value-type="string">
            <text:p>administratif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groove playliste hp générale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h40</text:p>
          </table:table-cell>
          <table:table-cell office:value-type="string" calcext:value-type="string">
            <text:p>dactylographie</text:p>
          </table:table-cell>
          <table:table-cell office:value-type="string" calcext:value-type="string">
            <text:p>elsa et anna</text:p>
          </table:table-cell>
          <table:table-cell office:value-type="string" calcext:value-type="string">
            <text:p>windows media elsa et anna 4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h00</text:p>
          </table:table-cell>
          <table:table-cell office:value-type="string" calcext:value-type="string">
            <text:p>déjeuner</text:p>
          </table:table-cell>
          <table:table-cell office:value-type="string" calcext:value-type="string">
            <text:p>kohaku et senku</text:p>
          </table:table-cell>
          <table:table-cell office:value-type="string" calcext:value-type="string">
            <text:p>youtube kohaku et senku et affectif</text:p>
          </table:table-cell>
          <table:table-cell office:value-type="string" calcext:value-type="string">
            <text:p>oui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h00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rey et ben</text:p>
          </table:table-cell>
          <table:table-cell office:value-type="string" calcext:value-type="string">
            <text:p>youtube rey et ben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h10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rey et ben</text:p>
          </table:table-cell>
          <table:table-cell office:value-type="string" calcext:value-type="string">
            <text:p>youtube rey et ben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15h0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kayane</text:p>
          </table:table-cell>
          <table:table-cell office:value-type="string" calcext:value-type="string">
            <text:p>twitch KayaneTV</text:p>
          </table:table-cell>
          <table:table-cell office:value-type="string" calcext:value-type="string">
            <text:p>oui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h50</text:p>
          </table:table-cell>
          <table:table-cell office:value-type="string" calcext:value-type="string">
            <text:p>gouter</text:p>
          </table:table-cell>
          <table:table-cell office:value-type="string" calcext:value-type="string">
            <text:p>kohaku et senku</text:p>
          </table:table-cell>
          <table:table-cell office:value-type="string" calcext:value-type="string">
            <text:p>youtube kohaku et senku et affectif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h3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boyce</text:p>
          </table:table-cell>
          <table:table-cell office:value-type="string" calcext:value-type="string">
            <text:p>youtube boyce acenue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h50</text:p>
          </table:table-cell>
          <table:table-cell office:value-type="string" calcext:value-type="string">
            <text:p>programmation</text:p>
          </table:table-cell>
          <table:table-cell office:value-type="string" calcext:value-type="string">
            <text:p>mégumi et soma</text:p>
          </table:table-cell>
          <table:table-cell office:value-type="string" calcext:value-type="string">
            <text:p>youtube mégumi et soma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h10</text:p>
          </table:table-cell>
          <table:table-cell office:value-type="string" calcext:value-type="string">
            <text:p>coupure</text:p>
          </table:table-cell>
          <table:table-cell office:value-type="string" calcext:value-type="string">
            <text:p>rey et ben</text:p>
          </table:table-cell>
          <table:table-cell office:value-type="string" calcext:value-type="string">
            <text:p>youtube rey et ben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h20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égumi et soma</text:p>
          </table:table-cell>
          <table:table-cell office:value-type="string" calcext:value-type="string">
            <text:p>youtube mégumi et soma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date" office:date-value="2021-02-22" calcext:value-type="date">
            <text:p>22/02/2021</text:p>
          </table:table-cell>
          <table:table-cell office:value-type="string" calcext:value-type="string">
            <text:p>13h00</text:p>
          </table:table-cell>
          <table:table-cell office:value-type="string" calcext:value-type="string">
            <text:p>réveil</text:p>
          </table:table-cell>
          <table:table-cell office:value-type="string" calcext:value-type="string">
            <text:p>tenar, géd, jaimie, kelly, bilbon</text:p>
          </table:table-cell>
          <table:table-cell office:value-type="string" calcext:value-type="string">
            <text:p>Amazon music méditation earthsea, AWTR, LOTR, NCIS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 office:value-type="date" office:date-value="2021-02-22" calcext:value-type="date">
            <text:p>22/02/2021</text:p>
          </table:table-cell>
          <table:table-cell office:value-type="string" calcext:value-type="string">
            <text:p>13h40</text:p>
          </table:table-cell>
          <table:table-cell office:value-type="string" calcext:value-type="string">
            <text:p>repas</text:p>
          </table:table-cell>
          <table:table-cell office:value-type="string" calcext:value-type="string">
            <text:p>tenar, géd, jaimie, kelly, bilbon</text:p>
          </table:table-cell>
          <table:table-cell office:value-type="string" calcext:value-type="string">
            <text:p>Amazon music méditation earthsea, AWTR, LOTR, NCIS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2" office:value-type="date" office:date-value="2021-02-22" calcext:value-type="date">
            <text:p>22/02/2021</text:p>
          </table:table-cell>
          <table:table-cell office:value-type="string" calcext:value-type="string">
            <text:p>14h30</text:p>
          </table:table-cell>
          <table:table-cell office:value-type="string" calcext:value-type="string">
            <text:p>dactylographie</text:p>
          </table:table-cell>
          <table:table-cell office:value-type="string" calcext:value-type="string">
            <text:p>elsa et anna</text:p>
          </table:table-cell>
          <table:table-cell office:value-type="string" calcext:value-type="string">
            <text:p>windows media elsa et anna 4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date" office:date-value="2021-02-22" calcext:value-type="date">
            <text:p>22/02/2021</text:p>
          </table:table-cell>
          <table:table-cell office:value-type="string" calcext:value-type="string">
            <text:p>15h00</text:p>
          </table:table-cell>
          <table:table-cell office:value-type="string" calcext:value-type="string">
            <text:p>projet</text:p>
          </table:table-cell>
          <table:table-cell office:value-type="string" calcext:value-type="string">
            <text:p>rey et ben</text:p>
          </table:table-cell>
          <table:table-cell office:value-type="string" calcext:value-type="string">
            <text:p>youtube rey et ben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table:style-name="ce2" office:value-type="date" office:date-value="2021-02-23" calcext:value-type="date">
            <text:p>23/02/2021</text:p>
          </table:table-cell>
          <table:table-cell office:value-type="string" calcext:value-type="string">
            <text:p>08h00</text:p>
          </table:table-cell>
          <table:table-cell office:value-type="string" calcext:value-type="string">
            <text:p>réveil</text:p>
          </table:table-cell>
          <table:table-cell office:value-type="string" calcext:value-type="string">
            <text:p>tenar, géd, jaimie, kelly, bilbon</text:p>
          </table:table-cell>
          <table:table-cell office:value-type="string" calcext:value-type="string">
            <text:p>Amazon music méditation earthsea, AWTR, LOTR, NCIS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h20</text:p>
          </table:table-cell>
          <table:table-cell office:value-type="string" calcext:value-type="string">
            <text:p>petit-déjeuner</text:p>
          </table:table-cell>
          <table:table-cell office:value-type="string" calcext:value-type="string">
            <text:p>tenar, géd, jaimie, kelly, bilbon</text:p>
          </table:table-cell>
          <table:table-cell office:value-type="string" calcext:value-type="string">
            <text:p>Amazon music méditation earthsea, AWTR, LOTR, NCIS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h10</text:p>
          </table:table-cell>
          <table:table-cell office:value-type="string" calcext:value-type="string">
            <text:p>compte</text:p>
          </table:table-cell>
          <table:table-cell table:number-columns-repeated="2" office:value-type="string" calcext:value-type="string">
            <text:p>sans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h40</text:p>
          </table:table-cell>
          <table:table-cell office:value-type="string" calcext:value-type="string">
            <text:p>dactylographie</text:p>
          </table:table-cell>
          <table:table-cell office:value-type="string" calcext:value-type="string">
            <text:p>elsa et anna</text:p>
          </table:table-cell>
          <table:table-cell office:value-type="string" calcext:value-type="string">
            <text:p>windows media elsa et anna 4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h00</text:p>
          </table:table-cell>
          <table:table-cell office:value-type="string" calcext:value-type="string">
            <text:p>lavage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groove playliste hp générale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0h30</text:p>
          </table:table-cell>
          <table:table-cell office:value-type="string" calcext:value-type="string">
            <text:p>habillement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groove playliste hp générale</text:p>
          </table:table-cell>
          <table:table-cell office:value-type="string" calcext:value-type="string">
            <text:p>oui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test inconscient manipulation du pied lors de la mise de la chaussures orthopédique, donc prise de temp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h50</text:p>
          </table:table-cell>
          <table:table-cell office:value-type="string" calcext:value-type="string">
            <text:p>linge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groove playliste hp générale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h00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rey et ben</text:p>
          </table:table-cell>
          <table:table-cell office:value-type="string" calcext:value-type="string">
            <text:p>youtube rey et ben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h10</text:p>
          </table:table-cell>
          <table:table-cell office:value-type="string" calcext:value-type="string">
            <text:p>programmation</text:p>
          </table:table-cell>
          <table:table-cell office:value-type="string" calcext:value-type="string">
            <text:p>rey et ben</text:p>
          </table:table-cell>
          <table:table-cell office:value-type="string" calcext:value-type="string">
            <text:p>youtube rey et ben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h50</text:p>
          </table:table-cell>
          <table:table-cell office:value-type="string" calcext:value-type="string">
            <text:p>déjeuner</text:p>
          </table:table-cell>
          <table:table-cell office:value-type="string" calcext:value-type="string">
            <text:p>kohaku et senku</text:p>
          </table:table-cell>
          <table:table-cell office:value-type="string" calcext:value-type="string">
            <text:p>youtube kohaku et senku et affectif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h10</text:p>
          </table:table-cell>
          <table:table-cell office:value-type="string" calcext:value-type="string">
            <text:p>programmation</text:p>
          </table:table-cell>
          <table:table-cell office:value-type="string" calcext:value-type="string">
            <text:p>kohaku et senku</text:p>
          </table:table-cell>
          <table:table-cell office:value-type="string" calcext:value-type="string">
            <text:p>youtube kohaku et senku et affectif</text:p>
          </table:table-cell>
          <table:table-cell table:style-name="Default"/>
          <table:table-cell table:number-columns-repeated="2"/>
          <table:table-cell table:style-name="Default"/>
        </table:table-row>
      </table:table>
      <table:table table:name="FormulesSurBD" table:style-name="ta1">
        <table:table-column table:style-name="co1" table:default-cell-style-name="Default"/>
        <table:table-row table:style-name="ro1">
          <table:table-cell office:value-type="string" calcext:value-type="string">
            <text:p>EQUIV</text:p>
          </table:table-cell>
        </table:table-row>
      </table:table>
      <table:table table:name="MacroSurBD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09:57:49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cession" style:display-name="PageStyle_Suces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8:21:53.898000000</meta:creation-date>
    <dc:date>2021-03-08T10:39:41.474000000</dc:date>
    <meta:editing-duration>P3DT19M28S</meta:editing-duration>
    <meta:editing-cycles>20</meta:editing-cycles>
    <meta:generator>LibreOffice/7.1.0.3$Windows_X86_64 LibreOffice_project/f6099ecf3d29644b5008cc8f48f42f4a40986e4c</meta:generator>
    <meta:document-statistic meta:table-count="8" meta:cell-count="257" meta:object-count="3"/>
  </office:meta>
</office:document-meta>
</file>

<file path=Basic/Standard/ModuleChapitre01.xml><?xml version="1.0" encoding="utf-8"?>
<!DOCTYPE module  PUBLIC '-//OpenOffice.org//DTD OfficeDocument 1.0//EN'  'module.dtd'>
<script:module xmlns:script="http://openoffice.org/2000/script" script:name="ModuleChapitre01" script:language="StarBasic" script:moduleType="normal">REM  *****  BASIC  *****

REM Inspiration du livre Programmation et algorithmique en VBA pour Excel, de Anne Brygoo, Maryse Pelletier, Michèle Sonia et Séverine Dubuisson

REM Fonctions - function


Public Function somPremEnt(n As Integer) As Integer
	' Note : Exemple 1 Page 12
	' Hypothèse : n&gt;=0
	' Renvoie : la somme des entiers compris entre 0 et n (inclus)
	somPremEnt = ( n * ( n+1)) / 2
	

End Function

Public Function sommeEnt(n As Integer, m As integer) As Integer
	' Note : Exemple 2 Page 13
	' Hypothèse : 0 &lt; n &lt;= m,
	' Renvoie :la somme des entiers compris entre n et m (incus)
	sommeEnt = somPremEnt(m) - somPremEnt(n-1)
End Function

Public Function aireTriangle(a As Double, b As Double, _
								c As Double) As Double
	' Note : Exemple 3 Page 14
	' Hypothèse : a, b, c sont positifs.
	' Renvoie : l'aire d'un triangle de côtés a, b, c.
	Dim s As Double
	s= (a + b + c) /2
	aireTriangle = Sqr(s * (s-a) * (s-b) * (s-c))
End Function

Function nbreSolutions(a As Double, b As Double, _
						c As Double) As Integer
	' Note : Exemple synthèse 1 Page 16
	' Hypothèse : a non nul
	' Renvoie : le nombre de solutions de l'équation ax^2 + bx + c = 0
	Dim delta As Double
	delta = b * b - 4 * a * c
	if delta &lt; 0 Then
		nbreSolutions = 0
	ElseIf delta = 0 Then
		nbreSolutions = 1
	Else
		nbreSolutions = 2
	End If
	
End Function

Function nbreSolutions1(b As Double, c As Double) As Integer
	' Note Exemple Synthèse 2 Page 17
	' Renvoie : le nombre de solutions de l'équation bx + c = 0
	' et retourne -1 si b=c=0, cas où il y a une infinité de solutions.
	
	' Corps de la fonction - body function
	If b = 0 Then
		If c = 0 Then
			nbreSolutions1 = -1
		Else ' ici c est différent de 0
			nbreSolutions1 =  0
		End If
	Else ' ici b est différent de 0
		nbreSolutions1 = 1
		
	End If 

End Function

REM Procédures - Sub

Sub pratiquer_chapitre01
	'Démonstration des exemples et des exercices du chapitre 1
	'Affichage Exemple 1 Page 12
	MsgBox " La fonction somPremEnt avec le paramètre 3 renvoie le résultat : " + cStr(somPremEnt(3))
	MsgBox " La fonction sommeEnt avec les paramètres 3 et 7 renvoie le résultat : " + cStr(sommeEnt(3, 7))
	MsgBox " La fonction aireTriangle avec les paramètres 3 , 7 et 7 renvoie le résultat : " + cStr(aireTriangle(3, 7, 7))
	MsgBox " La fonction nbreSolutions avec les paramètres 3, 7 et 4 renvoie le résultat : " + cStr(nbreSolutions(3, 7, 4))
	MsgBox " La fonction nbreSolutions1 avec les paramètres 7 et 4 renvoie le résultat : " + cStr(nbreSolutions1(7, 4))

End Sub

REM  *** Procédure principale - procédure de démmarrage ***

Sub Main
	' Procédure principale
	'Appel de la procédure de démonstration des exemples et exercices du chapitre 01
	pratiquer_chapitre01
	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Chapitre0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/>
</file>